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ocketBufferLeak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Config.rsocket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LeakInfo.PayloadLeakInfo( io . rsocket .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Controller.errorSignal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SavingDecorator.metadataPush( io . rsocket .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fig.messag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Config.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handleIllegalArgument( IllegalArgumen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BufferLeakTests.subscriptionTimeErrorForHandleAnd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Controller.echoChannel( Flux &lt; String &gt; paylo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BufferLeakTests.errorSignalWith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Intercep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SavingDeco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SavingDecorator.getPaylo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notDecodable( @ Payload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BufferLeakTests.setup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SocketBufferLeakTests.ignore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SavingDecorator.PayloadSavingDecorator( RSocke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Leak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BufferLeakTests.assemblyTimeErrorForHandleAnd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yloadInterceptor.checkForLeak( PayloadLeakInfo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yloadSavingDecorator.addPayload( io . rsocket .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SavingDecorator.fireAndForget( io . rsocket .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ambiguousMatchB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BufferLeakTests.echo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yloadSavingDecorator.requestResponse( io . rsocket .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Interceptor.apply( RSocket rso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SavingDecorator.requestStream( io . rsocket .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BufferLeak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LeakInfo.getReferen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SavingDecorator.requestChannel( Publisher &lt; io . rsocket . Payload &gt; paylo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SocketBufferLeakTests.getLeakAwareNetty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troller.ignore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BufferLeakTests.tearDown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Controller.ambiguousMatchA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BufferLeakTests.noSuchRouteOnChannel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Interceptor.checkForLea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